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3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5.871" calcext:value-type="float">
            <text:p>35.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25.127" calcext:value-type="float">
            <text:p>325.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,19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.761" calcext:value-type="float">
            <text:p>4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4,09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95" calcext:value-type="float">
            <text:p>1.69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75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.315" calcext:value-type="float">
            <text:p>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8,72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91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0.856" calcext:value-type="float">
            <text:p>20.856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,62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.248" calcext:value-type="float">
            <text:p>11.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.652" calcext:value-type="float">
            <text:p>10.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1,5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,2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.603" calcext:value-type="float">
            <text:p>10.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,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57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.706" calcext:value-type="float">
            <text:p>14.7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,88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49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1.161" calcext:value-type="float">
            <text:p>31.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66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3.209" calcext:value-type="float">
            <text:p>23.209</text:p>
          </table:table-cell>
          <table:table-cell office:value-type="float" office:value="1.955" calcext:value-type="float">
            <text:p>1.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,07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.593" calcext:value-type="float">
            <text:p>2.593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39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.167" calcext:value-type="float">
            <text:p>53.167</text:p>
          </table:table-cell>
          <table:table-cell office:value-type="float" office:value="11.182" calcext:value-type="float">
            <text:p>11.182</text:p>
          </table:table-cell>
          <table:table-cell/>
          <table:table-cell office:value-type="string" calcext:value-type="string">
            <text:p>31,60</text:p>
          </table:table-cell>
          <table:table-cell office:value-type="float" office:value="15" calcext:value-type="float">
            <text:p>15</text:p>
          </table:table-cell>
          <table:table-cell office:value-type="float" office:value="203.657" calcext:value-type="float">
            <text:p>203.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76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.429" calcext:value-type="float">
            <text:p>3.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56.619" calcext:value-type="float">
            <text:p>56.619</text:p>
          </table:table-cell>
          <table:table-cell office:value-type="float" office:value="11.322" calcext:value-type="float">
            <text:p>11.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,78</text:p>
          </table:table-cell>
          <table:table-cell office:value-type="float" office:value="15" calcext:value-type="float">
            <text:p>15</text:p>
          </table:table-cell>
          <table:table-cell office:value-type="float" office:value="274.196" calcext:value-type="float">
            <text:p>274.1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.813" calcext:value-type="float">
            <text:p>2.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.346" calcext:value-type="float">
            <text:p>1.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101.228" calcext:value-type="float">
            <text:p>101.228</text:p>
          </table:table-cell>
          <table:table-cell office:value-type="float" office:value="14.071" calcext:value-type="float">
            <text:p>14.07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1,63</text:p>
          </table:table-cell>
          <table:table-cell office:value-type="float" office:value="15" calcext:value-type="float">
            <text:p>15</text:p>
          </table:table-cell>
          <table:table-cell office:value-type="float" office:value="991.134" calcext:value-type="float">
            <text:p>991.1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59</meta:creation-date>
    <dc:date>2018-09-01T10:09:59</dc:date>
    <meta:generator>LibreOffice/5.1.6.2$Linux_X86_64 LibreOffice_project/10m0$Build-2</meta:generator>
    <meta:document-statistic meta:table-count="1" meta:cell-count="33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